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2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63664" calcext:value-type="float">
            <text:p>8.31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88888" calcext:value-type="float">
            <text:p>8.22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02709677419" calcext:value-type="float">
            <text:p>8.05802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8792" calcext:value-type="float">
            <text:p>7.82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50038709678" calcext:value-type="float">
            <text:p>7.555500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406064516129" calcext:value-type="float">
            <text:p>7.29406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53048" calcext:value-type="float">
            <text:p>6.98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945806451613" calcext:value-type="float">
            <text:p>6.4794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31144" calcext:value-type="float">
            <text:p>6.17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20095483871" calcext:value-type="float">
            <text:p>5.90200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295142857143" calcext:value-type="float">
            <text:p>5.65295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052387096774" calcext:value-type="float">
            <text:p>5.42052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145522580645" calcext:value-type="float">
            <text:p>5.30145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8328" calcext:value-type="float">
            <text:p>6.51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28464516129" calcext:value-type="float">
            <text:p>7.18128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1272" calcext:value-type="float">
            <text:p>7.26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32696774194" calcext:value-type="float">
            <text:p>7.49532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689935483871" calcext:value-type="float">
            <text:p>8.0068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37968" calcext:value-type="float">
            <text:p>7.87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69312" calcext:value-type="float">
            <text:p>7.85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93832258065" calcext:value-type="float">
            <text:p>7.86393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725457142857" calcext:value-type="float">
            <text:p>8.18725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56144516129" calcext:value-type="float">
            <text:p>8.6156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907329032258" calcext:value-type="float">
            <text:p>8.48907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41464" calcext:value-type="float">
            <text:p>8.33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35896774193" calcext:value-type="float">
            <text:p>8.132358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34816" calcext:value-type="float">
            <text:p>7.99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29935483871" calcext:value-type="float">
            <text:p>7.7782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79664516129" calcext:value-type="float">
            <text:p>7.46779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86392" calcext:value-type="float">
            <text:p>7.29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446012903226" calcext:value-type="float">
            <text:p>7.02446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6512" calcext:value-type="float">
            <text:p>6.6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869522580645" calcext:value-type="float">
            <text:p>6.07869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08771428572" calcext:value-type="float">
            <text:p>5.818087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843483870968" calcext:value-type="float">
            <text:p>6.15843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04567741936" calcext:value-type="float">
            <text:p>7.24804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9256" calcext:value-type="float">
            <text:p>7.73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74529032258" calcext:value-type="float">
            <text:p>7.38874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956" calcext:value-type="float">
            <text:p>7.01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580335483871" calcext:value-type="float">
            <text:p>6.09580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53352" calcext:value-type="float">
            <text:p>5.75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415612903226" calcext:value-type="float">
            <text:p>5.35415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69376" calcext:value-type="float">
            <text:p>4.65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527225806452" calcext:value-type="float">
            <text:p>5.43527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809682758621" calcext:value-type="float">
            <text:p>5.478096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852774193549" calcext:value-type="float">
            <text:p>5.918527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521729032258" calcext:value-type="float">
            <text:p>7.35521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76936" calcext:value-type="float">
            <text:p>7.65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562709677419" calcext:value-type="float">
            <text:p>7.90562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65504" calcext:value-type="float">
            <text:p>7.75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00877419355" calcext:value-type="float">
            <text:p>7.55500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779690322581" calcext:value-type="float">
            <text:p>7.29779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71944" calcext:value-type="float">
            <text:p>7.06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82193548387" calcext:value-type="float">
            <text:p>6.80982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94856" calcext:value-type="float">
            <text:p>7.00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477806451613" calcext:value-type="float">
            <text:p>7.13477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797571428571" calcext:value-type="float">
            <text:p>7.20797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601548387097" calcext:value-type="float">
            <text:p>7.32601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556980645161" calcext:value-type="float">
            <text:p>7.54556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3656" calcext:value-type="float">
            <text:p>7.44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21984516129" calcext:value-type="float">
            <text:p>7.1921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4576" calcext:value-type="float">
            <text:p>6.91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794270967742" calcext:value-type="float">
            <text:p>6.49794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9832258065" calcext:value-type="float">
            <text:p>6.01989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66208" calcext:value-type="float">
            <text:p>5.5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962812903226" calcext:value-type="float">
            <text:p>4.93962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7104" calcext:value-type="float">
            <text:p>5.09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260541935484" calcext:value-type="float">
            <text:p>5.80260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8306" calcext:value-type="float">
            <text:p>6.258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48567741936" calcext:value-type="float">
            <text:p>6.19648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942941935484" calcext:value-type="float">
            <text:p>6.29942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14992" calcext:value-type="float">
            <text:p>6.05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92258064516" calcext:value-type="float">
            <text:p>5.66092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5072" calcext:value-type="float">
            <text:p>5.09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72624516129" calcext:value-type="float">
            <text:p>5.0372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41470967742" calcext:value-type="float">
            <text:p>5.70241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62415483871" calcext:value-type="float">
            <text:p>6.9962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6312" calcext:value-type="float">
            <text:p>6.72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078812903226" calcext:value-type="float">
            <text:p>6.60078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19342857143" calcext:value-type="float">
            <text:p>8.35119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769058064516" calcext:value-type="float">
            <text:p>8.75769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61832258065" calcext:value-type="float">
            <text:p>8.73261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9608" calcext:value-type="float">
            <text:p>8.67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495509677419" calcext:value-type="float">
            <text:p>8.62495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532516129032" calcext:value-type="float">
            <text:p>8.68532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084283870968" calcext:value-type="float">
            <text:p>8.66084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26296" calcext:value-type="float">
            <text:p>8.54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550477419355" calcext:value-type="float">
            <text:p>8.47550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4936" calcext:value-type="float">
            <text:p>8.47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61729032258" calcext:value-type="float">
            <text:p>8.65061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279613793104" calcext:value-type="float">
            <text:p>9.3127961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557290322581" calcext:value-type="float">
            <text:p>9.31557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180206451613" calcext:value-type="float">
            <text:p>9.23180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63216" calcext:value-type="float">
            <text:p>9.12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008464516129" calcext:value-type="float">
            <text:p>9.01008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95352" calcext:value-type="float">
            <text:p>8.87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934477419355" calcext:value-type="float">
            <text:p>8.71934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214425806452" calcext:value-type="float">
            <text:p>8.60214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27744" calcext:value-type="float">
            <text:p>8.53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757548387097" calcext:value-type="float">
            <text:p>8.37757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73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31408" calcext:value-type="float">
            <text:p>8.21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540" meta:object-count="0"/>
    <meta:user-defined meta:name="AppVersion">3.0</meta:user-defined>
  </office:meta>
</office:document-meta>
</file>